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Heading_20_4">
      <style:paragraph-properties fo:padding="0.0193in" fo:border="0.0008in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Глава 10: SEO (Search Engine Optimization)</text:h>
      <text:h text:style-name="P2" text:outline-level="4">10.1. Основные принципы SEO</text:h>
      <text:p text:style-name="P1">Изучение основных концепций и принципов оптимизации для поисковых систем (SEO): понимание работы поисковых алгоритмов, влияние ключевых факторов на ранжирование сайтов.</text:p>
      <text:h text:style-name="P2" text:outline-level="4">10.2. Ключевые факторы SEO</text:h>
      <text:p text:style-name="P1">Рассмотрение ключевых факторов, влияющих на SEO: уникальный контент, ключевые слова, заголовки страниц, ссылочная структура, скорость загрузки, мобильная оптимизация и др.</text:p>
      <text:h text:style-name="P2" text:outline-level="4">10.3. Исследование ключевых слов</text:h>
      <text:p text:style-name="P1">Методы и инструменты для проведения исследования ключевых слов: анализ потребностей аудитории, определение наиболее релевантных запросов и использование их в контенте.</text:p>
      <text:h text:style-name="P2" text:outline-level="4">10.4. Оптимизация контента и метаданных</text:h>
      <text:p text:style-name="P1">Техники оптимизации контента и метаданных: написание уникального и информативного контента, оптимизация заголовков, мета-описаний, альтернативных текстов для изображений.</text:p>
      <text:h text:style-name="P2" text:outline-level="4">10.5. Технические аспекты SEO</text:h>
      <text:p text:style-name="P1">Изучение технических аспектов, влияющих на SEO: улучшение скорости загрузки сайта, оптимизация URL-адресов, использование sitemap.xml и robots.txt, работа с HTTP статусами.</text:p>
      <text:h text:style-name="P2" text:outline-level="4">10.6. Мобильная оптимизация</text:h>
      <text:p text:style-name="P1">Значение и методы мобильной оптимизации для SEO: адаптивный дизайн, быстрая загрузка на мобильных устройствах, удобная навигация, использование AMP (Accelerated Mobile Pages).</text:p>
      <text:h text:style-name="P2" text:outline-level="4">10.7. Ссылочная стратегия</text:h>
      <text:p text:style-name="P1">Понимание значимости ссылочной стратегии для SEO: привлечение качественных обратных ссылок (backlinks), оценка авторитетности сайта, взаимодействие с другими ресурсами.</text:p>
      <text:h text:style-name="P2" text:outline-level="4">10.8. Анализ и мониторинг SEO</text:h>
      <text:p text:style-name="P1">Использование инструментов для анализа и мониторинга SEO: Google Analytics, Google Search Console, аналитические инструменты для отслеживания эффективности и улучшения показателей.</text:p>
      <text:p text:style-name="P1">Эта глава представляет фундаментальные концепции и техники оптимизации для поисковых систем, что позволяет веб-разработчикам и маркетологам улучшать видимость своих сайтов в поисковых системах, привлекать больше органического трафика и повышать их общую эффективность в онлайн-сред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4:28:15.37</dc:date>
    <meta:document-statistic meta:table-count="0" meta:image-count="0" meta:object-count="0" meta:page-count="1" meta:paragraph-count="18" meta:word-count="228" meta:character-count="1930"/>
    <dc:creator>Dima Wide</dc:creator>
    <meta:user-defined meta:name="Info 1"/>
    <meta:user-defined meta:name="Info 2"/>
    <meta:user-defined meta:name="Info 3"/>
    <meta:user-defined meta:name="Info 4"/>
  </office:meta>
</office:document-meta>
</file>